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2-4-weka.filters.unsupervised.attribute.Remove-R1-weka.filters.unsupervised.attribute.Remove-R24,29-30-weka.filters.unsupervised.attribute.Remove-R36-weka.filters.unsupervised.attribute.Remove-R25-weka.filters.unsupervised.attribute.Remove-R26</text:p>
      <text:p text:style-name="Standard">Instances: <text:s text:c="3"/>1000</text:p>
      <text:p text:style-name="Standard">Attributes: <text:s text:c="2"/>33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MeanSimLabel</text:p>
      <text:p text:style-name="Standard"><text:s text:c="14"/>UMBC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oft-page-break/><text:s text:c="6"/>0.3637 * LIWC_Catg_Achievement +</text:p>
      <text:p text:style-name="Standard"><text:s text:c="5"/>-0.5188 * LIWC_Catg_Affective Processes +</text:p>
      <text:p text:style-name="Standard"><text:s text:c="6"/>0.4856 * LIWC_Catg_Causation +</text:p>
      <text:p text:style-name="Standard"><text:s text:c="6"/>0.4854 * LIWC_Catg_Certainty +</text:p>
      <text:p text:style-name="Standard"><text:s text:c="5"/>-0.3744 * LIWC_Catg_Humans +</text:p>
      <text:p text:style-name="Standard"><text:s text:c="6"/>0.6205 * LIWC_Catg_Motion +</text:p>
      <text:p text:style-name="Standard"><text:s text:c="6"/>0.6368 * LIWC_Catg_Negative Emotion +</text:p>
      <text:p text:style-name="Standard"><text:s text:c="6"/>1.1817 * LIWC_Catg_Perceptual Processes +</text:p>
      <text:p text:style-name="Standard"><text:s text:c="6"/>0.497 <text:s/>* LIWC_Catg_Relativity +</text:p>
      <text:p text:style-name="Standard"><text:s text:c="6"/>0.5334 * LIWC_Catg_Religion +</text:p>
      <text:p text:style-name="Standard"><text:s text:c="6"/>0.4168 * LIWC_Catg_Sexual +</text:p>
      <text:p text:style-name="Standard"><text:s text:c="5"/>-0.6601 * LIWC_Catg_Social Processes +</text:p>
      <text:p text:style-name="Standard"><text:s text:c="6"/>0.5471 * LIWC_Catg_Work +</text:p>
      <text:p text:style-name="Standard"><text:s text:c="6"/>2.9952 * UMBC +</text:p>
      <text:p text:style-name="Standard"><text:s text:c="5"/>-5.3327 * rouge_1_f_score +</text:p>
      <text:p text:style-name="Standard"><text:s text:c="5"/>-1.1326 * rouge_2_f_score +</text:p>
      <text:p text:style-name="Standard"><text:s text:c="5"/>-2.9308 * rouge_3_f_score +</text:p>
      <text:p text:style-name="Standard"><text:s text:c="6"/>2.4334 * rouge_4_f_score +</text:p>
      <text:p text:style-name="Standard"><text:s text:c="6"/>3.3503 * rouge_l_f_score +</text:p>
      <text:p text:style-name="Standard"><text:s text:c="6"/>6.3246 * rouge_s*_f_score +</text:p>
      <text:p text:style-name="Standard"><text:s text:c="5"/>-2.7524 * rouge_w_1.2_f_score +</text:p>
      <text:p text:style-name="Standard"><text:s text:c="6"/>0.728 </text:p>
      <text:p text:style-name="Standard"/>
      <text:p text:style-name="Standard">Time taken to build model: 0.01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177,1.577</text:p>
      <text:p text:style-name="Standard">2,0.5,1.865,1.365</text:p>
      <text:p text:style-name="Standard">3,2.4,1.728,-0.672</text:p>
      <text:p text:style-name="Standard">4,1,1.587,0.587</text:p>
      <text:p text:style-name="Standard">5,0.4,1.264,0.864</text:p>
      <text:p text:style-name="Standard">6,1.167,1.47,0.304</text:p>
      <text:p text:style-name="Standard">7,3,3.398,0.398</text:p>
      <text:p text:style-name="Standard">8,1.167,2.339,1.173</text:p>
      <text:p text:style-name="Standard">9,0.6,2.599,1.999</text:p>
      <text:p text:style-name="Standard">10,1.333,1.793,0.46</text:p>
      <text:p text:style-name="Standard">11,2.667,2.223,-0.443</text:p>
      <text:p text:style-name="Standard">12,0.833,1.658,0.825</text:p>
      <text:p text:style-name="Standard">13,3.6,2.428,-1.172</text:p>
      <text:p text:style-name="Standard">14,0.6,1.864,1.264</text:p>
      <text:p text:style-name="Standard">15,3.4,2.042,-1.358</text:p>
      <text:p text:style-name="Standard">16,3.8,1.547,-2.253</text:p>
      <text:p text:style-name="Standard">17,2,1.698,-0.302</text:p>
      <text:p text:style-name="Standard">18,1,0.932,-0.068</text:p>
      <text:p text:style-name="Standard">19,0,0.663,0.663</text:p>
      <text:p text:style-name="Standard">20,2,2.523,0.523</text:p>
      <text:p text:style-name="Standard">21,1.2,2.789,1.589</text:p>
      <text:p text:style-name="Standard">22,2.4,2.405,0.005</text:p>
      <text:p text:style-name="Standard">23,3.333,1.71,-1.623</text:p>
      <text:p text:style-name="Standard"><text:soft-page-break/>24,1.333,1.514,0.18</text:p>
      <text:p text:style-name="Standard">25,1.833,1.86,0.027</text:p>
      <text:p text:style-name="Standard">26,2.4,1.342,-1.058</text:p>
      <text:p text:style-name="Standard">27,1.286,3.174,1.889</text:p>
      <text:p text:style-name="Standard">28,2.6,1.37,-1.23</text:p>
      <text:p text:style-name="Standard">29,1.4,2.379,0.979</text:p>
      <text:p text:style-name="Standard">30,1.8,2.489,0.689</text:p>
      <text:p text:style-name="Standard">31,2.8,2.26,-0.54</text:p>
      <text:p text:style-name="Standard">32,2.2,2.608,0.408</text:p>
      <text:p text:style-name="Standard">33,3,1.819,-1.181</text:p>
      <text:p text:style-name="Standard">34,2,2.328,0.328</text:p>
      <text:p text:style-name="Standard">35,2.5,2.371,-0.129</text:p>
      <text:p text:style-name="Standard">36,1,1.424,0.424</text:p>
      <text:p text:style-name="Standard">37,2.6,2.23,-0.37</text:p>
      <text:p text:style-name="Standard">38,0.8,1.467,0.667</text:p>
      <text:p text:style-name="Standard">39,0.4,0.575,0.175</text:p>
      <text:p text:style-name="Standard">40,1.75,1.335,-0.415</text:p>
      <text:p text:style-name="Standard">41,1.2,1.92,0.72</text:p>
      <text:p text:style-name="Standard">42,1,1.258,0.258</text:p>
      <text:p text:style-name="Standard">43,3.8,3.695,-0.105</text:p>
      <text:p text:style-name="Standard">44,2.4,1.708,-0.692</text:p>
      <text:p text:style-name="Standard">45,3,2.426,-0.574</text:p>
      <text:p text:style-name="Standard">46,3,2.358,-0.642</text:p>
      <text:p text:style-name="Standard">47,2.6,1.966,-0.634</text:p>
      <text:p text:style-name="Standard">48,0.833,2.79,1.957</text:p>
      <text:p text:style-name="Standard">49,3.833,4.037,0.204</text:p>
      <text:p text:style-name="Standard">50,2,2.118,0.118</text:p>
      <text:p text:style-name="Standard">51,2,1.702,-0.298</text:p>
      <text:p text:style-name="Standard">52,0.286,1.482,1.196</text:p>
      <text:p text:style-name="Standard">53,2.833,2.438,-0.396</text:p>
      <text:p text:style-name="Standard">54,2.8,2.258,-0.542</text:p>
      <text:p text:style-name="Standard">55,3.333,2.724,-0.609</text:p>
      <text:p text:style-name="Standard">56,1,1.418,0.418</text:p>
      <text:p text:style-name="Standard">57,1,1.485,0.485</text:p>
      <text:p text:style-name="Standard">58,3.333,3.766,0.432</text:p>
      <text:p text:style-name="Standard">59,1.333,2.47,1.137</text:p>
      <text:p text:style-name="Standard">60,3.8,2.688,-1.112</text:p>
      <text:p text:style-name="Standard">61,3.4,2.182,-1.218</text:p>
      <text:p text:style-name="Standard">62,2,1.748,-0.252</text:p>
      <text:p text:style-name="Standard">63,2.2,1.55,-0.65</text:p>
      <text:p text:style-name="Standard">64,1,1.408,0.408</text:p>
      <text:p text:style-name="Standard">65,2.2,1.32,-0.88</text:p>
      <text:p text:style-name="Standard">66,1.333,1.609,0.276</text:p>
      <text:p text:style-name="Standard">67,2.8,2.825,0.025</text:p>
      <text:p text:style-name="Standard">68,2.333,2.152,-0.181</text:p>
      <text:p text:style-name="Standard">69,2.667,2.127,-0.539</text:p>
      <text:p text:style-name="Standard">70,1,1.134,0.134</text:p>
      <text:p text:style-name="Standard">71,4.4,2.338,-2.062</text:p>
      <text:p text:style-name="Standard">72,3.2,1.539,-1.661</text:p>
      <text:p text:style-name="Standard">73,2.8,1.435,-1.365</text:p>
      <text:p text:style-name="Standard">74,3.8,1.812,-1.988</text:p>
      <text:p text:style-name="Standard"><text:soft-page-break/>75,2.5,2.046,-0.454</text:p>
      <text:p text:style-name="Standard">76,1.4,2.098,0.698</text:p>
      <text:p text:style-name="Standard">77,1.667,2.46,0.793</text:p>
      <text:p text:style-name="Standard">78,2.6,2.885,0.285</text:p>
      <text:p text:style-name="Standard">79,2.333,2.472,0.139</text:p>
      <text:p text:style-name="Standard">80,0.5,1.246,0.746</text:p>
      <text:p text:style-name="Standard">81,0.333,1.245,0.911</text:p>
      <text:p text:style-name="Standard">82,2,1.057,-0.943</text:p>
      <text:p text:style-name="Standard">83,0.8,1.279,0.479</text:p>
      <text:p text:style-name="Standard">84,3.2,1.474,-1.726</text:p>
      <text:p text:style-name="Standard">85,2,2.27,0.27</text:p>
      <text:p text:style-name="Standard">86,0.2,2.133,1.933</text:p>
      <text:p text:style-name="Standard">87,3.25,3.414,0.164</text:p>
      <text:p text:style-name="Standard">88,3.8,2.743,-1.057</text:p>
      <text:p text:style-name="Standard">89,2.8,1.634,-1.166</text:p>
      <text:p text:style-name="Standard">90,2.4,1.945,-0.455</text:p>
      <text:p text:style-name="Standard">91,3,2.198,-0.802</text:p>
      <text:p text:style-name="Standard">92,2.2,1.821,-0.379</text:p>
      <text:p text:style-name="Standard">93,2.2,1.935,-0.265</text:p>
      <text:p text:style-name="Standard">94,1,2.175,1.175</text:p>
      <text:p text:style-name="Standard">95,3.25,2.479,-0.771</text:p>
      <text:p text:style-name="Standard">96,3.2,2.715,-0.485</text:p>
      <text:p text:style-name="Standard">97,3,1.686,-1.314</text:p>
      <text:p text:style-name="Standard">98,1.167,2.555,1.388</text:p>
      <text:p text:style-name="Standard">99,1.2,1.945,0.745</text:p>
      <text:p text:style-name="Standard">100,4.4,2.859,-1.541</text:p>
      <text:p text:style-name="Standard">1,1.4,1.633,0.233</text:p>
      <text:p text:style-name="Standard">2,2,2.035,0.035</text:p>
      <text:p text:style-name="Standard">3,0.8,0.893,0.093</text:p>
      <text:p text:style-name="Standard">4,0.4,1.574,1.174</text:p>
      <text:p text:style-name="Standard">5,2.25,1.246,-1.004</text:p>
      <text:p text:style-name="Standard">6,2.667,2.183,-0.484</text:p>
      <text:p text:style-name="Standard">7,1.167,1.733,0.567</text:p>
      <text:p text:style-name="Standard">8,1.667,1.706,0.039</text:p>
      <text:p text:style-name="Standard">9,2.667,1.96,-0.707</text:p>
      <text:p text:style-name="Standard">10,1.75,1.255,-0.495</text:p>
      <text:p text:style-name="Standard">11,4,1.218,-2.782</text:p>
      <text:p text:style-name="Standard">12,4.167,3.1,-1.067</text:p>
      <text:p text:style-name="Standard">13,1.833,1.202,-0.631</text:p>
      <text:p text:style-name="Standard">14,0.8,1.821,1.021</text:p>
      <text:p text:style-name="Standard">15,1.2,2.3,1.1</text:p>
      <text:p text:style-name="Standard">16,1.6,2.221,0.621</text:p>
      <text:p text:style-name="Standard">17,2.75,1.915,-0.835</text:p>
      <text:p text:style-name="Standard">18,3.5,2.443,-1.057</text:p>
      <text:p text:style-name="Standard">19,4.833,2.978,-1.855</text:p>
      <text:p text:style-name="Standard">20,1.833,1.731,-0.103</text:p>
      <text:p text:style-name="Standard">21,1.833,1.937,0.104</text:p>
      <text:p text:style-name="Standard">22,1.6,2.027,0.427</text:p>
      <text:p text:style-name="Standard">23,0.6,1.532,0.932</text:p>
      <text:p text:style-name="Standard">24,1.833,2.11,0.277</text:p>
      <text:p text:style-name="Standard">25,0.4,0.935,0.535</text:p>
      <text:p text:style-name="Standard"><text:soft-page-break/>26,1.667,1.961,0.295</text:p>
      <text:p text:style-name="Standard">27,4,3.221,-0.779</text:p>
      <text:p text:style-name="Standard">28,1,1.722,0.722</text:p>
      <text:p text:style-name="Standard">29,1.4,2.055,0.655</text:p>
      <text:p text:style-name="Standard">30,0.667,1.516,0.849</text:p>
      <text:p text:style-name="Standard">31,2.2,1.223,-0.977</text:p>
      <text:p text:style-name="Standard">32,2.6,2.389,-0.211</text:p>
      <text:p text:style-name="Standard">33,3.2,1.455,-1.745</text:p>
      <text:p text:style-name="Standard">34,0,1.058,1.058</text:p>
      <text:p text:style-name="Standard">35,4,3.388,-0.612</text:p>
      <text:p text:style-name="Standard">36,3,2.071,-0.929</text:p>
      <text:p text:style-name="Standard">37,2.6,2.038,-0.562</text:p>
      <text:p text:style-name="Standard">38,2.6,1.207,-1.393</text:p>
      <text:p text:style-name="Standard">39,0.75,1.467,0.717</text:p>
      <text:p text:style-name="Standard">40,0,0.949,0.949</text:p>
      <text:p text:style-name="Standard">41,2,2.014,0.014</text:p>
      <text:p text:style-name="Standard">42,3.167,2.11,-1.056</text:p>
      <text:p text:style-name="Standard">43,1.4,1.849,0.449</text:p>
      <text:p text:style-name="Standard">44,3.6,3.115,-0.485</text:p>
      <text:p text:style-name="Standard">45,2.5,1.956,-0.544</text:p>
      <text:p text:style-name="Standard">46,1.167,2.149,0.983</text:p>
      <text:p text:style-name="Standard">47,0.6,1.79,1.19</text:p>
      <text:p text:style-name="Standard">48,0.75,1.479,0.729</text:p>
      <text:p text:style-name="Standard">49,1.6,1.964,0.364</text:p>
      <text:p text:style-name="Standard">50,1.6,2.206,0.606</text:p>
      <text:p text:style-name="Standard">51,3,3.384,0.384</text:p>
      <text:p text:style-name="Standard">52,0.25,1.777,1.527</text:p>
      <text:p text:style-name="Standard">53,1.167,2.286,1.119</text:p>
      <text:p text:style-name="Standard">54,1.75,1.699,-0.051</text:p>
      <text:p text:style-name="Standard">55,2,1.401,-0.599</text:p>
      <text:p text:style-name="Standard">56,1.8,2.48,0.68</text:p>
      <text:p text:style-name="Standard">57,1.667,1.842,0.175</text:p>
      <text:p text:style-name="Standard">58,2.25,2.341,0.091</text:p>
      <text:p text:style-name="Standard">59,1.6,1.118,-0.482</text:p>
      <text:p text:style-name="Standard">60,1.2,1.087,-0.113</text:p>
      <text:p text:style-name="Standard">61,1.333,1.874,0.54</text:p>
      <text:p text:style-name="Standard">62,3,1.471,-1.529</text:p>
      <text:p text:style-name="Standard">63,0.4,1.632,1.232</text:p>
      <text:p text:style-name="Standard">64,1.6,2.747,1.147</text:p>
      <text:p text:style-name="Standard">65,0.833,1.57,0.736</text:p>
      <text:p text:style-name="Standard">66,3.167,3.098,-0.069</text:p>
      <text:p text:style-name="Standard">67,2.6,2.232,-0.368</text:p>
      <text:p text:style-name="Standard">68,1.4,2.027,0.627</text:p>
      <text:p text:style-name="Standard">69,0.833,1.695,0.861</text:p>
      <text:p text:style-name="Standard">70,2,1.768,-0.232</text:p>
      <text:p text:style-name="Standard">71,1.2,1.58,0.38</text:p>
      <text:p text:style-name="Standard">72,2,2.521,0.521</text:p>
      <text:p text:style-name="Standard">73,2.25,1.825,-0.425</text:p>
      <text:p text:style-name="Standard">74,2.2,2.849,0.649</text:p>
      <text:p text:style-name="Standard">75,2.8,3.258,0.458</text:p>
      <text:p text:style-name="Standard">76,1.4,1.896,0.496</text:p>
      <text:p text:style-name="Standard"><text:soft-page-break/>77,0.8,2.954,2.154</text:p>
      <text:p text:style-name="Standard">78,0.333,0.68,0.347</text:p>
      <text:p text:style-name="Standard">79,3.4,2.202,-1.198</text:p>
      <text:p text:style-name="Standard">80,1,2.084,1.084</text:p>
      <text:p text:style-name="Standard">81,4.2,3.291,-0.909</text:p>
      <text:p text:style-name="Standard">82,2.2,1.5,-0.7</text:p>
      <text:p text:style-name="Standard">83,1,2.112,1.112</text:p>
      <text:p text:style-name="Standard">84,0.2,1.351,1.151</text:p>
      <text:p text:style-name="Standard">85,3.2,2.828,-0.372</text:p>
      <text:p text:style-name="Standard">86,1.8,1.774,-0.026</text:p>
      <text:p text:style-name="Standard">87,1.2,1.652,0.452</text:p>
      <text:p text:style-name="Standard">88,3.25,1.341,-1.909</text:p>
      <text:p text:style-name="Standard">89,2.4,1.429,-0.971</text:p>
      <text:p text:style-name="Standard">90,1,2.001,1.001</text:p>
      <text:p text:style-name="Standard">91,2.333,3.176,0.843</text:p>
      <text:p text:style-name="Standard">92,4.833,2.787,-2.047</text:p>
      <text:p text:style-name="Standard">93,0.333,1.914,1.581</text:p>
      <text:p text:style-name="Standard">94,4.167,1.805,-2.361</text:p>
      <text:p text:style-name="Standard">95,1,0.882,-0.118</text:p>
      <text:p text:style-name="Standard">96,0.167,1.414,1.248</text:p>
      <text:p text:style-name="Standard">97,4.6,1.75,-2.85</text:p>
      <text:p text:style-name="Standard">98,1,2.173,1.173</text:p>
      <text:p text:style-name="Standard">99,2,1.836,-0.164</text:p>
      <text:p text:style-name="Standard">100,0.2,1.799,1.599</text:p>
      <text:p text:style-name="Standard">1,1.5,1.835,0.335</text:p>
      <text:p text:style-name="Standard">2,2.667,1.77,-0.897</text:p>
      <text:p text:style-name="Standard">3,1.4,2.273,0.873</text:p>
      <text:p text:style-name="Standard">4,2.6,1.714,-0.886</text:p>
      <text:p text:style-name="Standard">5,2,1.565,-0.435</text:p>
      <text:p text:style-name="Standard">6,3.8,1.727,-2.073</text:p>
      <text:p text:style-name="Standard">7,2.143,2.641,0.498</text:p>
      <text:p text:style-name="Standard">8,2.2,1.643,-0.557</text:p>
      <text:p text:style-name="Standard">9,1.8,1.559,-0.241</text:p>
      <text:p text:style-name="Standard">10,4.6,3.047,-1.553</text:p>
      <text:p text:style-name="Standard">11,1.333,2.378,1.045</text:p>
      <text:p text:style-name="Standard">12,1.167,1.128,-0.039</text:p>
      <text:p text:style-name="Standard">13,2.8,1.821,-0.979</text:p>
      <text:p text:style-name="Standard">14,2.6,3.071,0.471</text:p>
      <text:p text:style-name="Standard">15,0.4,1.981,1.581</text:p>
      <text:p text:style-name="Standard">16,0.2,0.796,0.596</text:p>
      <text:p text:style-name="Standard">17,3,2.634,-0.366</text:p>
      <text:p text:style-name="Standard">18,3.286,2.653,-0.632</text:p>
      <text:p text:style-name="Standard">19,1,1.574,0.574</text:p>
      <text:p text:style-name="Standard">20,2.167,1.911,-0.256</text:p>
      <text:p text:style-name="Standard">21,1,2.105,1.105</text:p>
      <text:p text:style-name="Standard">22,2.167,1.695,-0.472</text:p>
      <text:p text:style-name="Standard">23,3.333,2.409,-0.924</text:p>
      <text:p text:style-name="Standard">24,4,3.425,-0.575</text:p>
      <text:p text:style-name="Standard">25,1.167,2.036,0.869</text:p>
      <text:p text:style-name="Standard">26,2.4,2.313,-0.087</text:p>
      <text:p text:style-name="Standard">27,0.2,0.83,0.63</text:p>
      <text:p text:style-name="Standard"><text:soft-page-break/>28,5,2.211,-2.789</text:p>
      <text:p text:style-name="Standard">29,1,1.813,0.813</text:p>
      <text:p text:style-name="Standard">30,2.8,2.204,-0.596</text:p>
      <text:p text:style-name="Standard">31,0.4,0.836,0.436</text:p>
      <text:p text:style-name="Standard">32,2,2.529,0.529</text:p>
      <text:p text:style-name="Standard">33,2.6,2.526,-0.074</text:p>
      <text:p text:style-name="Standard">34,3.2,1.882,-1.318</text:p>
      <text:p text:style-name="Standard">35,4.333,1.583,-2.751</text:p>
      <text:p text:style-name="Standard">36,0.8,1.391,0.591</text:p>
      <text:p text:style-name="Standard">37,2,1.371,-0.629</text:p>
      <text:p text:style-name="Standard">38,2.2,1.489,-0.711</text:p>
      <text:p text:style-name="Standard">39,2.2,1.561,-0.639</text:p>
      <text:p text:style-name="Standard">40,0.2,1.461,1.261</text:p>
      <text:p text:style-name="Standard">41,1.143,1.843,0.7</text:p>
      <text:p text:style-name="Standard">42,0.8,1.065,0.265</text:p>
      <text:p text:style-name="Standard">43,1.4,1.671,0.271</text:p>
      <text:p text:style-name="Standard">44,0.833,1.661,0.828</text:p>
      <text:p text:style-name="Standard">45,2,2.258,0.258</text:p>
      <text:p text:style-name="Standard">46,0.2,1.433,1.233</text:p>
      <text:p text:style-name="Standard">47,3,2.382,-0.618</text:p>
      <text:p text:style-name="Standard">48,3,1.759,-1.241</text:p>
      <text:p text:style-name="Standard">49,1.167,1.211,0.044</text:p>
      <text:p text:style-name="Standard">50,2.167,1.807,-0.36</text:p>
      <text:p text:style-name="Standard">51,2.667,2.723,0.057</text:p>
      <text:p text:style-name="Standard">52,0,0.723,0.723</text:p>
      <text:p text:style-name="Standard">53,1.833,2.321,0.487</text:p>
      <text:p text:style-name="Standard">54,1.667,2.254,0.587</text:p>
      <text:p text:style-name="Standard">55,4.4,2.53,-1.87</text:p>
      <text:p text:style-name="Standard">56,1.833,1.787,-0.047</text:p>
      <text:p text:style-name="Standard">57,1.167,1.528,0.361</text:p>
      <text:p text:style-name="Standard">58,1,2.881,1.881</text:p>
      <text:p text:style-name="Standard">59,1,1.795,0.795</text:p>
      <text:p text:style-name="Standard">60,1.167,1.566,0.399</text:p>
      <text:p text:style-name="Standard">61,1.4,2.156,0.756</text:p>
      <text:p text:style-name="Standard">62,1,2.095,1.095</text:p>
      <text:p text:style-name="Standard">63,0.333,1.158,0.825</text:p>
      <text:p text:style-name="Standard">64,3,3.111,0.111</text:p>
      <text:p text:style-name="Standard">65,2.833,3.005,0.172</text:p>
      <text:p text:style-name="Standard">66,3.167,1.932,-1.234</text:p>
      <text:p text:style-name="Standard">67,2.2,2.383,0.183</text:p>
      <text:p text:style-name="Standard">68,2.167,1.832,-0.335</text:p>
      <text:p text:style-name="Standard">69,2.75,2.89,0.14</text:p>
      <text:p text:style-name="Standard">70,1.2,1.092,-0.108</text:p>
      <text:p text:style-name="Standard">71,0.6,1.109,0.509</text:p>
      <text:p text:style-name="Standard">72,4.667,3.15,-1.517</text:p>
      <text:p text:style-name="Standard">73,2.4,1.765,-0.635</text:p>
      <text:p text:style-name="Standard">74,1.2,1.966,0.766</text:p>
      <text:p text:style-name="Standard">75,0.5,0.624,0.124</text:p>
      <text:p text:style-name="Standard">76,2.5,1.962,-0.538</text:p>
      <text:p text:style-name="Standard">77,1.4,1.921,0.521</text:p>
      <text:p text:style-name="Standard">78,3.8,2.306,-1.494</text:p>
      <text:p text:style-name="Standard"><text:soft-page-break/>79,4.4,2.512,-1.888</text:p>
      <text:p text:style-name="Standard">80,4.833,1.791,-3.042</text:p>
      <text:p text:style-name="Standard">81,1,1.498,0.498</text:p>
      <text:p text:style-name="Standard">82,4.167,2.409,-1.758</text:p>
      <text:p text:style-name="Standard">83,1.5,2.076,0.576</text:p>
      <text:p text:style-name="Standard">84,1,1.92,0.92</text:p>
      <text:p text:style-name="Standard">85,4.5,2.241,-2.259</text:p>
      <text:p text:style-name="Standard">86,3.2,2.476,-0.724</text:p>
      <text:p text:style-name="Standard">87,3.667,1.82,-1.847</text:p>
      <text:p text:style-name="Standard">88,0,1.91,1.91</text:p>
      <text:p text:style-name="Standard">89,2.6,2.384,-0.216</text:p>
      <text:p text:style-name="Standard">90,0.667,1.51,0.844</text:p>
      <text:p text:style-name="Standard">91,2.2,1.608,-0.592</text:p>
      <text:p text:style-name="Standard">92,2.2,2.004,-0.196</text:p>
      <text:p text:style-name="Standard">93,1.2,1.297,0.097</text:p>
      <text:p text:style-name="Standard">94,1,1.561,0.561</text:p>
      <text:p text:style-name="Standard">95,2.8,2.232,-0.568</text:p>
      <text:p text:style-name="Standard">96,1,1.474,0.474</text:p>
      <text:p text:style-name="Standard">97,0,2.358,2.358</text:p>
      <text:p text:style-name="Standard">98,3.667,2.289,-1.378</text:p>
      <text:p text:style-name="Standard">99,0,1.347,1.347</text:p>
      <text:p text:style-name="Standard">100,0.333,1.921,1.588</text:p>
      <text:p text:style-name="Standard">1,2.5,3.374,0.874</text:p>
      <text:p text:style-name="Standard">2,1.333,1.563,0.23</text:p>
      <text:p text:style-name="Standard">3,4.167,1.7,-2.467</text:p>
      <text:p text:style-name="Standard">4,1.4,1.646,0.246</text:p>
      <text:p text:style-name="Standard">5,1.833,2.463,0.629</text:p>
      <text:p text:style-name="Standard">6,0.8,1.611,0.811</text:p>
      <text:p text:style-name="Standard">7,3,2.664,-0.336</text:p>
      <text:p text:style-name="Standard">8,4.2,2.062,-2.138</text:p>
      <text:p text:style-name="Standard">9,1.8,2.139,0.339</text:p>
      <text:p text:style-name="Standard">10,2,2.859,0.859</text:p>
      <text:p text:style-name="Standard">11,1.167,1.22,0.054</text:p>
      <text:p text:style-name="Standard">12,3,2.284,-0.716</text:p>
      <text:p text:style-name="Standard">13,3.5,2.784,-0.716</text:p>
      <text:p text:style-name="Standard">14,0,1.157,1.157</text:p>
      <text:p text:style-name="Standard">15,1.6,2.204,0.604</text:p>
      <text:p text:style-name="Standard">16,3,2.971,-0.029</text:p>
      <text:p text:style-name="Standard">17,0.333,2.734,2.401</text:p>
      <text:p text:style-name="Standard">18,2.167,2.109,-0.058</text:p>
      <text:p text:style-name="Standard">19,2,2.212,0.212</text:p>
      <text:p text:style-name="Standard">20,3.167,1.648,-1.519</text:p>
      <text:p text:style-name="Standard">21,1.4,0.891,-0.509</text:p>
      <text:p text:style-name="Standard">22,2,1.629,-0.371</text:p>
      <text:p text:style-name="Standard">23,1.833,2.773,0.94</text:p>
      <text:p text:style-name="Standard">24,2,1.409,-0.591</text:p>
      <text:p text:style-name="Standard">25,1.75,1.915,0.165</text:p>
      <text:p text:style-name="Standard">26,1.5,1.318,-0.182</text:p>
      <text:p text:style-name="Standard">27,1.5,2.626,1.126</text:p>
      <text:p text:style-name="Standard">28,0.833,1.419,0.586</text:p>
      <text:p text:style-name="Standard">29,2,1.759,-0.241</text:p>
      <text:p text:style-name="Standard"><text:soft-page-break/>30,1.333,2.721,1.388</text:p>
      <text:p text:style-name="Standard">31,1,1.866,0.866</text:p>
      <text:p text:style-name="Standard">32,0.667,1.408,0.742</text:p>
      <text:p text:style-name="Standard">33,3.5,1.829,-1.671</text:p>
      <text:p text:style-name="Standard">34,3.167,2.753,-0.414</text:p>
      <text:p text:style-name="Standard">35,3.25,2.217,-1.033</text:p>
      <text:p text:style-name="Standard">36,1.4,3.425,2.025</text:p>
      <text:p text:style-name="Standard">37,3.667,2.817,-0.849</text:p>
      <text:p text:style-name="Standard">38,0.667,1.131,0.465</text:p>
      <text:p text:style-name="Standard">39,2,1.596,-0.404</text:p>
      <text:p text:style-name="Standard">40,0,0.768,0.768</text:p>
      <text:p text:style-name="Standard">41,0,1.224,1.224</text:p>
      <text:p text:style-name="Standard">42,2.6,3.142,0.542</text:p>
      <text:p text:style-name="Standard">43,0,0.021,0.021</text:p>
      <text:p text:style-name="Standard">44,3,4.461,1.461</text:p>
      <text:p text:style-name="Standard">45,3.667,2.109,-1.557</text:p>
      <text:p text:style-name="Standard">46,1.833,2.348,0.515</text:p>
      <text:p text:style-name="Standard">47,2,2.04,0.04</text:p>
      <text:p text:style-name="Standard">48,1.2,3.044,1.844</text:p>
      <text:p text:style-name="Standard">49,4.8,4.148,-0.652</text:p>
      <text:p text:style-name="Standard">50,2,2.581,0.581</text:p>
      <text:p text:style-name="Standard">51,0.8,1.309,0.509</text:p>
      <text:p text:style-name="Standard">52,2.2,1.772,-0.428</text:p>
      <text:p text:style-name="Standard">53,1,2.185,1.185</text:p>
      <text:p text:style-name="Standard">54,0.167,1.418,1.252</text:p>
      <text:p text:style-name="Standard">55,0.2,0.303,0.103</text:p>
      <text:p text:style-name="Standard">56,2.167,1.852,-0.314</text:p>
      <text:p text:style-name="Standard">57,1.167,2.116,0.949</text:p>
      <text:p text:style-name="Standard">58,1,1.557,0.557</text:p>
      <text:p text:style-name="Standard">59,1,1.197,0.197</text:p>
      <text:p text:style-name="Standard">60,0.667,1.549,0.882</text:p>
      <text:p text:style-name="Standard">61,2.6,2.995,0.395</text:p>
      <text:p text:style-name="Standard">62,1.6,2.208,0.608</text:p>
      <text:p text:style-name="Standard">63,1,1.719,0.719</text:p>
      <text:p text:style-name="Standard">64,1,1.412,0.412</text:p>
      <text:p text:style-name="Standard">65,0.5,0.444,-0.056</text:p>
      <text:p text:style-name="Standard">66,1,2.316,1.316</text:p>
      <text:p text:style-name="Standard">67,3.6,2.686,-0.914</text:p>
      <text:p text:style-name="Standard">68,3,2.191,-0.809</text:p>
      <text:p text:style-name="Standard">69,1.5,1.959,0.459</text:p>
      <text:p text:style-name="Standard">70,0.167,1.335,1.169</text:p>
      <text:p text:style-name="Standard">71,1.4,2.276,0.876</text:p>
      <text:p text:style-name="Standard">72,0.5,2.235,1.735</text:p>
      <text:p text:style-name="Standard">73,1.6,1.697,0.097</text:p>
      <text:p text:style-name="Standard">74,0.333,0.726,0.392</text:p>
      <text:p text:style-name="Standard">75,2.667,1.678,-0.989</text:p>
      <text:p text:style-name="Standard">76,2.333,2.003,-0.33</text:p>
      <text:p text:style-name="Standard">77,0.333,1.339,1.006</text:p>
      <text:p text:style-name="Standard">78,3,1.957,-1.043</text:p>
      <text:p text:style-name="Standard">79,4.2,1.877,-2.323</text:p>
      <text:p text:style-name="Standard">80,3.2,2.97,-0.23</text:p>
      <text:p text:style-name="Standard"><text:soft-page-break/>81,4.4,3.327,-1.073</text:p>
      <text:p text:style-name="Standard">82,2.333,2.415,0.082</text:p>
      <text:p text:style-name="Standard">83,3.6,2.705,-0.895</text:p>
      <text:p text:style-name="Standard">84,2.833,2.751,-0.082</text:p>
      <text:p text:style-name="Standard">85,2.5,3.115,0.615</text:p>
      <text:p text:style-name="Standard">86,1.2,1.716,0.516</text:p>
      <text:p text:style-name="Standard">87,0.2,0.942,0.742</text:p>
      <text:p text:style-name="Standard">88,0.833,1.933,1.1</text:p>
      <text:p text:style-name="Standard">89,1.167,1.498,0.332</text:p>
      <text:p text:style-name="Standard">90,3.333,2.403,-0.93</text:p>
      <text:p text:style-name="Standard">91,3.4,1.768,-1.632</text:p>
      <text:p text:style-name="Standard">92,1.6,2.048,0.448</text:p>
      <text:p text:style-name="Standard">93,2,1.83,-0.17</text:p>
      <text:p text:style-name="Standard">94,2.8,3.076,0.276</text:p>
      <text:p text:style-name="Standard">95,1.8,1.88,0.08</text:p>
      <text:p text:style-name="Standard">96,0,1.389,1.389</text:p>
      <text:p text:style-name="Standard">97,0,0.352,0.352</text:p>
      <text:p text:style-name="Standard">98,1.2,2.489,1.289</text:p>
      <text:p text:style-name="Standard">99,1.667,2.869,1.202</text:p>
      <text:p text:style-name="Standard">100,1.667,1.838,0.171</text:p>
      <text:p text:style-name="Standard">1,0,1.426,1.426</text:p>
      <text:p text:style-name="Standard">2,3,1.964,-1.036</text:p>
      <text:p text:style-name="Standard">3,1.833,2.101,0.267</text:p>
      <text:p text:style-name="Standard">4,1.667,1.766,0.099</text:p>
      <text:p text:style-name="Standard">5,1.6,2.026,0.426</text:p>
      <text:p text:style-name="Standard">6,0.8,1.286,0.486</text:p>
      <text:p text:style-name="Standard">7,2.8,1.706,-1.094</text:p>
      <text:p text:style-name="Standard">8,2,1.579,-0.421</text:p>
      <text:p text:style-name="Standard">9,1.4,1.684,0.284</text:p>
      <text:p text:style-name="Standard">10,2.833,2.145,-0.688</text:p>
      <text:p text:style-name="Standard">11,3.5,2.704,-0.796</text:p>
      <text:p text:style-name="Standard">12,1.833,1.907,0.074</text:p>
      <text:p text:style-name="Standard">13,2.75,2.283,-0.467</text:p>
      <text:p text:style-name="Standard">14,1.4,1.674,0.274</text:p>
      <text:p text:style-name="Standard">15,3.6,2.035,-1.565</text:p>
      <text:p text:style-name="Standard">16,1.25,1.764,0.514</text:p>
      <text:p text:style-name="Standard">17,1.8,1.803,0.003</text:p>
      <text:p text:style-name="Standard">18,3,3.212,0.212</text:p>
      <text:p text:style-name="Standard">19,2.75,2.882,0.132</text:p>
      <text:p text:style-name="Standard">20,2.8,1.841,-0.959</text:p>
      <text:p text:style-name="Standard">21,3.2,2.823,-0.377</text:p>
      <text:p text:style-name="Standard">22,0.6,2.109,1.509</text:p>
      <text:p text:style-name="Standard">23,2.6,1.859,-0.741</text:p>
      <text:p text:style-name="Standard">24,0.75,1.768,1.018</text:p>
      <text:p text:style-name="Standard">25,2.8,2.275,-0.525</text:p>
      <text:p text:style-name="Standard">26,1.5,1.518,0.018</text:p>
      <text:p text:style-name="Standard">27,1,2.181,1.181</text:p>
      <text:p text:style-name="Standard">28,1.5,1.702,0.202</text:p>
      <text:p text:style-name="Standard">29,0.6,2.581,1.981</text:p>
      <text:p text:style-name="Standard">30,1,1.007,0.007</text:p>
      <text:p text:style-name="Standard">31,1,2.221,1.221</text:p>
      <text:p text:style-name="Standard"><text:soft-page-break/>32,3.2,2.605,-0.595</text:p>
      <text:p text:style-name="Standard">33,0,0.566,0.566</text:p>
      <text:p text:style-name="Standard">34,1.4,1.831,0.431</text:p>
      <text:p text:style-name="Standard">35,3.8,3.258,-0.542</text:p>
      <text:p text:style-name="Standard">36,2.833,2.281,-0.553</text:p>
      <text:p text:style-name="Standard">37,1.2,2.031,0.831</text:p>
      <text:p text:style-name="Standard">38,1.2,2.503,1.303</text:p>
      <text:p text:style-name="Standard">39,2.6,0.909,-1.691</text:p>
      <text:p text:style-name="Standard">40,2.8,1.364,-1.436</text:p>
      <text:p text:style-name="Standard">41,2.4,2.098,-0.302</text:p>
      <text:p text:style-name="Standard">42,0.8,1.903,1.103</text:p>
      <text:p text:style-name="Standard">43,0.5,1.38,0.88</text:p>
      <text:p text:style-name="Standard">44,1.5,2.107,0.607</text:p>
      <text:p text:style-name="Standard">45,2.8,2.429,-0.371</text:p>
      <text:p text:style-name="Standard">46,2,1.544,-0.456</text:p>
      <text:p text:style-name="Standard">47,1.667,2.593,0.926</text:p>
      <text:p text:style-name="Standard">48,3.333,3.647,0.314</text:p>
      <text:p text:style-name="Standard">49,0.6,2.453,1.853</text:p>
      <text:p text:style-name="Standard">50,0,1.643,1.643</text:p>
      <text:p text:style-name="Standard">51,4.167,0.653,-3.514</text:p>
      <text:p text:style-name="Standard">52,0,1.231,1.231</text:p>
      <text:p text:style-name="Standard">53,4.5,1.71,-2.79</text:p>
      <text:p text:style-name="Standard">54,0.8,1.766,0.966</text:p>
      <text:p text:style-name="Standard">55,0.8,1.564,0.764</text:p>
      <text:p text:style-name="Standard">56,0.833,1.989,1.156</text:p>
      <text:p text:style-name="Standard">57,2.333,0.962,-1.371</text:p>
      <text:p text:style-name="Standard">58,2,1.966,-0.034</text:p>
      <text:p text:style-name="Standard">59,2,2.166,0.166</text:p>
      <text:p text:style-name="Standard">60,3.5,2.829,-0.671</text:p>
      <text:p text:style-name="Standard">61,2,2.843,0.843</text:p>
      <text:p text:style-name="Standard">62,2.8,2.948,0.148</text:p>
      <text:p text:style-name="Standard">63,2,2.418,0.418</text:p>
      <text:p text:style-name="Standard">64,1.8,0.938,-0.862</text:p>
      <text:p text:style-name="Standard">65,2.333,2.137,-0.197</text:p>
      <text:p text:style-name="Standard">66,2,1.708,-0.292</text:p>
      <text:p text:style-name="Standard">67,4.714,3.426,-1.289</text:p>
      <text:p text:style-name="Standard">68,0,2.145,2.145</text:p>
      <text:p text:style-name="Standard">69,3,3.343,0.343</text:p>
      <text:p text:style-name="Standard">70,0.6,1.39,0.79</text:p>
      <text:p text:style-name="Standard">71,0.667,2.031,1.364</text:p>
      <text:p text:style-name="Standard">72,2.5,0.75,-1.75</text:p>
      <text:p text:style-name="Standard">73,2.75,2.408,-0.342</text:p>
      <text:p text:style-name="Standard">74,1.5,2.213,0.713</text:p>
      <text:p text:style-name="Standard">75,1,2.208,1.208</text:p>
      <text:p text:style-name="Standard">76,1,1.913,0.913</text:p>
      <text:p text:style-name="Standard">77,2.6,2.666,0.066</text:p>
      <text:p text:style-name="Standard">78,1.25,1.404,0.154</text:p>
      <text:p text:style-name="Standard">79,1,1.402,0.402</text:p>
      <text:p text:style-name="Standard">80,0.4,1.928,1.528</text:p>
      <text:p text:style-name="Standard">81,2,2.092,0.092</text:p>
      <text:p text:style-name="Standard">82,4.333,1.76,-2.573</text:p>
      <text:p text:style-name="Standard"><text:soft-page-break/>83,1.6,1.521,-0.079</text:p>
      <text:p text:style-name="Standard">84,4.2,2.726,-1.474</text:p>
      <text:p text:style-name="Standard">85,0.2,0.611,0.411</text:p>
      <text:p text:style-name="Standard">86,1.6,2.268,0.668</text:p>
      <text:p text:style-name="Standard">87,0.167,1.555,1.388</text:p>
      <text:p text:style-name="Standard">88,0.667,-0.191,-0.857</text:p>
      <text:p text:style-name="Standard">89,3.6,1.847,-1.753</text:p>
      <text:p text:style-name="Standard">90,3,2.675,-0.325</text:p>
      <text:p text:style-name="Standard">91,4.6,2.655,-1.945</text:p>
      <text:p text:style-name="Standard">92,2.8,1.957,-0.843</text:p>
      <text:p text:style-name="Standard">93,1.5,2.393,0.893</text:p>
      <text:p text:style-name="Standard">94,3,1.7,-1.3</text:p>
      <text:p text:style-name="Standard">95,2.167,2.065,-0.102</text:p>
      <text:p text:style-name="Standard">96,1,1.543,0.543</text:p>
      <text:p text:style-name="Standard">97,3.8,3.743,-0.057</text:p>
      <text:p text:style-name="Standard">98,1.429,0.715,-0.714</text:p>
      <text:p text:style-name="Standard">99,1.8,1.212,-0.588</text:p>
      <text:p text:style-name="Standard">100,4.2,3.537,-0.663</text:p>
      <text:p text:style-name="Standard">1,1.75,1.509,-0.241</text:p>
      <text:p text:style-name="Standard">2,2,1.639,-0.361</text:p>
      <text:p text:style-name="Standard">3,1,1.469,0.469</text:p>
      <text:p text:style-name="Standard">4,2,2.258,0.258</text:p>
      <text:p text:style-name="Standard">5,1.8,1.991,0.191</text:p>
      <text:p text:style-name="Standard">6,2.833,2.618,-0.215</text:p>
      <text:p text:style-name="Standard">7,0,0.984,0.984</text:p>
      <text:p text:style-name="Standard">8,1.4,2.406,1.006</text:p>
      <text:p text:style-name="Standard">9,0.6,0.716,0.116</text:p>
      <text:p text:style-name="Standard">10,3.2,2.19,-1.01</text:p>
      <text:p text:style-name="Standard">11,4.333,2.336,-1.998</text:p>
      <text:p text:style-name="Standard">12,4.2,1.956,-2.244</text:p>
      <text:p text:style-name="Standard">13,5,4.138,-0.862</text:p>
      <text:p text:style-name="Standard">14,2,1.544,-0.456</text:p>
      <text:p text:style-name="Standard">15,3.167,2.016,-1.15</text:p>
      <text:p text:style-name="Standard">16,2,2.383,0.383</text:p>
      <text:p text:style-name="Standard">17,2.5,2.093,-0.407</text:p>
      <text:p text:style-name="Standard">18,3.2,3.036,-0.164</text:p>
      <text:p text:style-name="Standard">19,2.4,1.341,-1.059</text:p>
      <text:p text:style-name="Standard">20,1.333,0.532,-0.802</text:p>
      <text:p text:style-name="Standard">21,4.6,2.384,-2.216</text:p>
      <text:p text:style-name="Standard">22,3,3.19,0.19</text:p>
      <text:p text:style-name="Standard">23,1.8,1.799,-0.001</text:p>
      <text:p text:style-name="Standard">24,1.6,2.462,0.862</text:p>
      <text:p text:style-name="Standard">25,2.4,2.348,-0.052</text:p>
      <text:p text:style-name="Standard">26,4.4,2.425,-1.975</text:p>
      <text:p text:style-name="Standard">27,3.4,2.344,-1.056</text:p>
      <text:p text:style-name="Standard">28,1.4,1.876,0.476</text:p>
      <text:p text:style-name="Standard">29,2.2,2.313,0.113</text:p>
      <text:p text:style-name="Standard">30,1.6,1.727,0.127</text:p>
      <text:p text:style-name="Standard">31,1.6,2.252,0.652</text:p>
      <text:p text:style-name="Standard">32,1.8,2.032,0.232</text:p>
      <text:p text:style-name="Standard">33,0.6,0.543,-0.057</text:p>
      <text:p text:style-name="Standard"><text:soft-page-break/>34,1,1.966,0.966</text:p>
      <text:p text:style-name="Standard">35,4,2.081,-1.919</text:p>
      <text:p text:style-name="Standard">36,1.167,1.417,0.251</text:p>
      <text:p text:style-name="Standard">37,2.25,2.94,0.69</text:p>
      <text:p text:style-name="Standard">38,3.4,2.444,-0.956</text:p>
      <text:p text:style-name="Standard">39,1.167,2.522,1.356</text:p>
      <text:p text:style-name="Standard">40,3.75,2.508,-1.242</text:p>
      <text:p text:style-name="Standard">41,4.667,1.218,-3.449</text:p>
      <text:p text:style-name="Standard">42,0,0.436,0.436</text:p>
      <text:p text:style-name="Standard">43,1.4,1.475,0.075</text:p>
      <text:p text:style-name="Standard">44,3.4,2.823,-0.577</text:p>
      <text:p text:style-name="Standard">45,4,2.733,-1.267</text:p>
      <text:p text:style-name="Standard">46,1.5,1.54,0.04</text:p>
      <text:p text:style-name="Standard">47,4.2,1.939,-2.261</text:p>
      <text:p text:style-name="Standard">48,3.167,2.537,-0.629</text:p>
      <text:p text:style-name="Standard">49,2.5,1.719,-0.781</text:p>
      <text:p text:style-name="Standard">50,2,2.48,0.48</text:p>
      <text:p text:style-name="Standard">51,3.2,1.323,-1.877</text:p>
      <text:p text:style-name="Standard">52,2.2,1.991,-0.209</text:p>
      <text:p text:style-name="Standard">53,1.167,2.06,0.893</text:p>
      <text:p text:style-name="Standard">54,2,2.033,0.033</text:p>
      <text:p text:style-name="Standard">55,1.2,0.997,-0.203</text:p>
      <text:p text:style-name="Standard">56,4.4,2.66,-1.74</text:p>
      <text:p text:style-name="Standard">57,2,1.951,-0.049</text:p>
      <text:p text:style-name="Standard">58,0.75,1.652,0.902</text:p>
      <text:p text:style-name="Standard">59,2.5,2.588,0.088</text:p>
      <text:p text:style-name="Standard">60,2,2.808,0.808</text:p>
      <text:p text:style-name="Standard">61,0.167,2.236,2.069</text:p>
      <text:p text:style-name="Standard">62,1.167,2.139,0.972</text:p>
      <text:p text:style-name="Standard">63,0,2.47,2.47</text:p>
      <text:p text:style-name="Standard">64,4.167,3.331,-0.835</text:p>
      <text:p text:style-name="Standard">65,2.667,1.568,-1.099</text:p>
      <text:p text:style-name="Standard">66,2,1.566,-0.434</text:p>
      <text:p text:style-name="Standard">67,2,2.848,0.848</text:p>
      <text:p text:style-name="Standard">68,1,2.064,1.064</text:p>
      <text:p text:style-name="Standard">69,3.8,2.073,-1.727</text:p>
      <text:p text:style-name="Standard">70,2.2,1.966,-0.234</text:p>
      <text:p text:style-name="Standard">71,3,1.938,-1.062</text:p>
      <text:p text:style-name="Standard">72,4.2,2.052,-2.148</text:p>
      <text:p text:style-name="Standard">73,2.833,2.55,-0.284</text:p>
      <text:p text:style-name="Standard">74,3.833,1.935,-1.899</text:p>
      <text:p text:style-name="Standard">75,1.8,1.708,-0.092</text:p>
      <text:p text:style-name="Standard">76,0.8,1.247,0.447</text:p>
      <text:p text:style-name="Standard">77,1.333,1.846,0.512</text:p>
      <text:p text:style-name="Standard">78,0.5,1.624,1.124</text:p>
      <text:p text:style-name="Standard">79,2.833,1.94,-0.894</text:p>
      <text:p text:style-name="Standard">80,2,1.66,-0.34</text:p>
      <text:p text:style-name="Standard">81,2,1.503,-0.497</text:p>
      <text:p text:style-name="Standard">82,3,2.596,-0.404</text:p>
      <text:p text:style-name="Standard">83,4.2,2.776,-1.424</text:p>
      <text:p text:style-name="Standard">84,0,0.755,0.755</text:p>
      <text:p text:style-name="Standard"><text:soft-page-break/>85,0.167,1.145,0.978</text:p>
      <text:p text:style-name="Standard">86,0.25,1.11,0.86</text:p>
      <text:p text:style-name="Standard">87,1.8,0.978,-0.822</text:p>
      <text:p text:style-name="Standard">88,0.5,1.4,0.9</text:p>
      <text:p text:style-name="Standard">89,2.667,2.565,-0.102</text:p>
      <text:p text:style-name="Standard">90,0.833,1.206,0.372</text:p>
      <text:p text:style-name="Standard">91,3,2.31,-0.69</text:p>
      <text:p text:style-name="Standard">92,1.4,2.44,1.04</text:p>
      <text:p text:style-name="Standard">93,2.333,2.368,0.035</text:p>
      <text:p text:style-name="Standard">94,1.5,1.993,0.493</text:p>
      <text:p text:style-name="Standard">95,3.667,2.163,-1.504</text:p>
      <text:p text:style-name="Standard">96,0,1.216,1.216</text:p>
      <text:p text:style-name="Standard">97,1.2,1.859,0.659</text:p>
      <text:p text:style-name="Standard">98,3,2.077,-0.923</text:p>
      <text:p text:style-name="Standard">99,4.2,1.902,-2.298</text:p>
      <text:p text:style-name="Standard">100,0.6,1.857,1.257</text:p>
      <text:p text:style-name="Standard">1,4,2.484,-1.516</text:p>
      <text:p text:style-name="Standard">2,2.6,2.056,-0.544</text:p>
      <text:p text:style-name="Standard">3,1.4,1.991,0.591</text:p>
      <text:p text:style-name="Standard">4,1.333,2.484,1.15</text:p>
      <text:p text:style-name="Standard">5,1.8,1.244,-0.556</text:p>
      <text:p text:style-name="Standard">6,2.833,2.007,-0.826</text:p>
      <text:p text:style-name="Standard">7,2.2,1.845,-0.355</text:p>
      <text:p text:style-name="Standard">8,2.5,2.169,-0.331</text:p>
      <text:p text:style-name="Standard">9,0.167,1.061,0.894</text:p>
      <text:p text:style-name="Standard">10,0.167,0.275,0.109</text:p>
      <text:p text:style-name="Standard">11,1.5,1.967,0.467</text:p>
      <text:p text:style-name="Standard">12,1.2,1.842,0.642</text:p>
      <text:p text:style-name="Standard">13,1.667,1.563,-0.104</text:p>
      <text:p text:style-name="Standard">14,0.6,1.465,0.865</text:p>
      <text:p text:style-name="Standard">15,1.4,2.084,0.684</text:p>
      <text:p text:style-name="Standard">16,2.2,2.912,0.712</text:p>
      <text:p text:style-name="Standard">17,4,3.519,-0.481</text:p>
      <text:p text:style-name="Standard">18,0.667,1.258,0.591</text:p>
      <text:p text:style-name="Standard">19,1.333,2.694,1.361</text:p>
      <text:p text:style-name="Standard">20,4.167,3.747,-0.419</text:p>
      <text:p text:style-name="Standard">21,0.6,1.605,1.005</text:p>
      <text:p text:style-name="Standard">22,0.667,1.177,0.511</text:p>
      <text:p text:style-name="Standard">23,1.667,1.973,0.307</text:p>
      <text:p text:style-name="Standard">24,3,2.736,-0.264</text:p>
      <text:p text:style-name="Standard">25,0.667,1.398,0.731</text:p>
      <text:p text:style-name="Standard">26,1,1.867,0.867</text:p>
      <text:p text:style-name="Standard">27,1.167,1.801,0.634</text:p>
      <text:p text:style-name="Standard">28,3.333,3.483,0.149</text:p>
      <text:p text:style-name="Standard">29,3.333,3.839,0.506</text:p>
      <text:p text:style-name="Standard">30,1,2.32,1.32</text:p>
      <text:p text:style-name="Standard">31,3.167,1.808,-1.358</text:p>
      <text:p text:style-name="Standard">32,1.6,2.726,1.126</text:p>
      <text:p text:style-name="Standard">33,3.25,2.282,-0.968</text:p>
      <text:p text:style-name="Standard">34,2,1.278,-0.722</text:p>
      <text:p text:style-name="Standard">35,1.8,1.646,-0.154</text:p>
      <text:p text:style-name="Standard"><text:soft-page-break/>36,1.25,1.335,0.085</text:p>
      <text:p text:style-name="Standard">37,0.667,1.635,0.968</text:p>
      <text:p text:style-name="Standard">38,0.4,2.004,1.604</text:p>
      <text:p text:style-name="Standard">39,1.6,1.818,0.218</text:p>
      <text:p text:style-name="Standard">40,1.2,1.87,0.67</text:p>
      <text:p text:style-name="Standard">41,0.5,1.408,0.908</text:p>
      <text:p text:style-name="Standard">42,2.833,2.46,-0.373</text:p>
      <text:p text:style-name="Standard">43,1.25,1.934,0.684</text:p>
      <text:p text:style-name="Standard">44,0.4,1.967,1.567</text:p>
      <text:p text:style-name="Standard">45,4.6,2.594,-2.006</text:p>
      <text:p text:style-name="Standard">46,3.667,2.161,-1.506</text:p>
      <text:p text:style-name="Standard">47,0.2,1.218,1.018</text:p>
      <text:p text:style-name="Standard">48,4.5,2.356,-2.144</text:p>
      <text:p text:style-name="Standard">49,1.333,1.051,-0.283</text:p>
      <text:p text:style-name="Standard">50,0.4,1.54,1.14</text:p>
      <text:p text:style-name="Standard">51,4.429,2.219,-2.209</text:p>
      <text:p text:style-name="Standard">52,2.667,2.121,-0.546</text:p>
      <text:p text:style-name="Standard">53,1.6,2.222,0.622</text:p>
      <text:p text:style-name="Standard">54,1,1.67,0.67</text:p>
      <text:p text:style-name="Standard">55,1,1.938,0.938</text:p>
      <text:p text:style-name="Standard">56,2.5,3.085,0.585</text:p>
      <text:p text:style-name="Standard">57,0.2,1.472,1.272</text:p>
      <text:p text:style-name="Standard">58,2,2.18,0.18</text:p>
      <text:p text:style-name="Standard">59,1.333,2.283,0.95</text:p>
      <text:p text:style-name="Standard">60,2.5,2.259,-0.241</text:p>
      <text:p text:style-name="Standard">61,3.333,1.87,-1.463</text:p>
      <text:p text:style-name="Standard">62,2,2.08,0.08</text:p>
      <text:p text:style-name="Standard">63,2.6,2.458,-0.142</text:p>
      <text:p text:style-name="Standard">64,2.4,2.453,0.053</text:p>
      <text:p text:style-name="Standard">65,0.4,1.499,1.099</text:p>
      <text:p text:style-name="Standard">66,0.167,0.904,0.737</text:p>
      <text:p text:style-name="Standard">67,1.6,2.571,0.971</text:p>
      <text:p text:style-name="Standard">68,1.714,2.669,0.955</text:p>
      <text:p text:style-name="Standard">69,2.25,2.617,0.367</text:p>
      <text:p text:style-name="Standard">70,2,2.184,0.184</text:p>
      <text:p text:style-name="Standard">71,1.25,2.921,1.671</text:p>
      <text:p text:style-name="Standard">72,0,0.315,0.315</text:p>
      <text:p text:style-name="Standard">73,1,1.574,0.574</text:p>
      <text:p text:style-name="Standard">74,1,2.038,1.038</text:p>
      <text:p text:style-name="Standard">75,2.4,3.962,1.562</text:p>
      <text:p text:style-name="Standard">76,1,1.669,0.669</text:p>
      <text:p text:style-name="Standard">77,4.2,2.937,-1.263</text:p>
      <text:p text:style-name="Standard">78,0,1.782,1.782</text:p>
      <text:p text:style-name="Standard">79,2,2.676,0.676</text:p>
      <text:p text:style-name="Standard">80,1.5,1.723,0.223</text:p>
      <text:p text:style-name="Standard">81,3,3.832,0.832</text:p>
      <text:p text:style-name="Standard">82,0.6,1.744,1.144</text:p>
      <text:p text:style-name="Standard">83,3.667,1.729,-1.938</text:p>
      <text:p text:style-name="Standard">84,2.8,1.624,-1.176</text:p>
      <text:p text:style-name="Standard">85,1,1.793,0.793</text:p>
      <text:p text:style-name="Standard">86,0.333,1.645,1.312</text:p>
      <text:p text:style-name="Standard"><text:soft-page-break/>87,4.5,3.093,-1.407</text:p>
      <text:p text:style-name="Standard">88,3,2.785,-0.215</text:p>
      <text:p text:style-name="Standard">89,1.167,2.193,1.026</text:p>
      <text:p text:style-name="Standard">90,1.4,1.648,0.248</text:p>
      <text:p text:style-name="Standard">91,1.2,0.532,-0.668</text:p>
      <text:p text:style-name="Standard">92,0.286,1.486,1.2</text:p>
      <text:p text:style-name="Standard">93,2.4,2.6,0.2</text:p>
      <text:p text:style-name="Standard">94,2.2,0.252,-1.948</text:p>
      <text:p text:style-name="Standard">95,1.2,2.154,0.954</text:p>
      <text:p text:style-name="Standard">96,0.2,0.952,0.752</text:p>
      <text:p text:style-name="Standard">97,1.6,2.127,0.527</text:p>
      <text:p text:style-name="Standard">98,1.75,2.316,0.566</text:p>
      <text:p text:style-name="Standard">99,0.833,1.647,0.813</text:p>
      <text:p text:style-name="Standard">100,2.25,0.959,-1.291</text:p>
      <text:p text:style-name="Standard">1,1.5,1.794,0.294</text:p>
      <text:p text:style-name="Standard">2,5,2.811,-2.189</text:p>
      <text:p text:style-name="Standard">3,1.833,1.779,-0.055</text:p>
      <text:p text:style-name="Standard">4,3,3.509,0.509</text:p>
      <text:p text:style-name="Standard">5,2.667,2.759,0.093</text:p>
      <text:p text:style-name="Standard">6,1,1.486,0.486</text:p>
      <text:p text:style-name="Standard">7,1.833,2.105,0.272</text:p>
      <text:p text:style-name="Standard">8,2.6,2.011,-0.589</text:p>
      <text:p text:style-name="Standard">9,3,3.351,0.351</text:p>
      <text:p text:style-name="Standard">10,2.8,2.053,-0.747</text:p>
      <text:p text:style-name="Standard">11,1.75,2.582,0.832</text:p>
      <text:p text:style-name="Standard">12,4.5,3.251,-1.249</text:p>
      <text:p text:style-name="Standard">13,3.4,1.7,-1.7</text:p>
      <text:p text:style-name="Standard">14,2.2,1.87,-0.33</text:p>
      <text:p text:style-name="Standard">15,4.333,1.733,-2.6</text:p>
      <text:p text:style-name="Standard">16,2.75,1.366,-1.384</text:p>
      <text:p text:style-name="Standard">17,1.8,2.047,0.247</text:p>
      <text:p text:style-name="Standard">18,3,1.521,-1.479</text:p>
      <text:p text:style-name="Standard">19,0.2,1.483,1.283</text:p>
      <text:p text:style-name="Standard">20,3.5,1.827,-1.673</text:p>
      <text:p text:style-name="Standard">21,1.333,1.764,0.43</text:p>
      <text:p text:style-name="Standard">22,2.6,1.632,-0.968</text:p>
      <text:p text:style-name="Standard">23,3,2.021,-0.979</text:p>
      <text:p text:style-name="Standard">24,3.75,1.775,-1.975</text:p>
      <text:p text:style-name="Standard">25,3.6,1.584,-2.016</text:p>
      <text:p text:style-name="Standard">26,4,2.167,-1.833</text:p>
      <text:p text:style-name="Standard">27,1.667,2.196,0.529</text:p>
      <text:p text:style-name="Standard">28,3.333,2.841,-0.493</text:p>
      <text:p text:style-name="Standard">29,3.6,3.034,-0.566</text:p>
      <text:p text:style-name="Standard">30,0.6,1.2,0.6</text:p>
      <text:p text:style-name="Standard">31,2.6,1.78,-0.82</text:p>
      <text:p text:style-name="Standard">32,3.167,2.092,-1.075</text:p>
      <text:p text:style-name="Standard">33,3.833,1.4,-2.434</text:p>
      <text:p text:style-name="Standard">34,2.8,1.548,-1.252</text:p>
      <text:p text:style-name="Standard">35,1.2,1.141,-0.059</text:p>
      <text:p text:style-name="Standard">36,0.6,1.529,0.929</text:p>
      <text:p text:style-name="Standard">37,1.4,1.814,0.414</text:p>
      <text:p text:style-name="Standard"><text:soft-page-break/>38,2.25,1.478,-0.772</text:p>
      <text:p text:style-name="Standard">39,0.333,1.83,1.496</text:p>
      <text:p text:style-name="Standard">40,3.167,2.556,-0.611</text:p>
      <text:p text:style-name="Standard">41,1.667,1.523,-0.144</text:p>
      <text:p text:style-name="Standard">42,2.8,2.599,-0.201</text:p>
      <text:p text:style-name="Standard">43,4.6,3.534,-1.066</text:p>
      <text:p text:style-name="Standard">44,2,2.518,0.518</text:p>
      <text:p text:style-name="Standard">45,1,1.608,0.608</text:p>
      <text:p text:style-name="Standard">46,1,1.592,0.592</text:p>
      <text:p text:style-name="Standard">47,1.75,1.339,-0.411</text:p>
      <text:p text:style-name="Standard">48,1.8,1.487,-0.313</text:p>
      <text:p text:style-name="Standard">49,2.25,0.858,-1.392</text:p>
      <text:p text:style-name="Standard">50,0.4,1.354,0.954</text:p>
      <text:p text:style-name="Standard">51,0.75,1.62,0.87</text:p>
      <text:p text:style-name="Standard">52,2.8,1.881,-0.919</text:p>
      <text:p text:style-name="Standard">53,1.75,0.334,-1.416</text:p>
      <text:p text:style-name="Standard">54,1.167,2.466,1.3</text:p>
      <text:p text:style-name="Standard">55,3.333,2.504,-0.829</text:p>
      <text:p text:style-name="Standard">56,2,2.725,0.725</text:p>
      <text:p text:style-name="Standard">57,2.167,1.262,-0.904</text:p>
      <text:p text:style-name="Standard">58,0,0.379,0.379</text:p>
      <text:p text:style-name="Standard">59,1.167,2.15,0.983</text:p>
      <text:p text:style-name="Standard">60,0.2,0.225,0.025</text:p>
      <text:p text:style-name="Standard">61,3,2.669,-0.331</text:p>
      <text:p text:style-name="Standard">62,2.833,1.941,-0.893</text:p>
      <text:p text:style-name="Standard">63,3.4,2.437,-0.963</text:p>
      <text:p text:style-name="Standard">64,0,0.541,0.541</text:p>
      <text:p text:style-name="Standard">65,0.4,1.464,1.064</text:p>
      <text:p text:style-name="Standard">66,0.8,1.204,0.404</text:p>
      <text:p text:style-name="Standard">67,2.5,2.653,0.153</text:p>
      <text:p text:style-name="Standard">68,2.25,2.455,0.205</text:p>
      <text:p text:style-name="Standard">69,3.8,3.057,-0.743</text:p>
      <text:p text:style-name="Standard">70,2.6,1.981,-0.619</text:p>
      <text:p text:style-name="Standard">71,1.5,2.487,0.987</text:p>
      <text:p text:style-name="Standard">72,1,1.775,0.775</text:p>
      <text:p text:style-name="Standard">73,3.833,2.124,-1.709</text:p>
      <text:p text:style-name="Standard">74,2.2,2.856,0.656</text:p>
      <text:p text:style-name="Standard">75,1,2.57,1.57</text:p>
      <text:p text:style-name="Standard">76,0.333,1.484,1.151</text:p>
      <text:p text:style-name="Standard">77,3.4,3.42,0.02</text:p>
      <text:p text:style-name="Standard">78,3,1.765,-1.235</text:p>
      <text:p text:style-name="Standard">79,1.4,2.638,1.238</text:p>
      <text:p text:style-name="Standard">80,1.75,1.211,-0.539</text:p>
      <text:p text:style-name="Standard">81,1.75,1.315,-0.435</text:p>
      <text:p text:style-name="Standard">82,0.8,1.885,1.085</text:p>
      <text:p text:style-name="Standard">83,2.2,1.569,-0.631</text:p>
      <text:p text:style-name="Standard">84,2,2.265,0.265</text:p>
      <text:p text:style-name="Standard">85,2,2.161,0.161</text:p>
      <text:p text:style-name="Standard">86,2.4,3.594,1.194</text:p>
      <text:p text:style-name="Standard">87,0,1.359,1.359</text:p>
      <text:p text:style-name="Standard">88,2.5,1.885,-0.615</text:p>
      <text:p text:style-name="Standard"><text:soft-page-break/>89,1.75,0.807,-0.943</text:p>
      <text:p text:style-name="Standard">90,2.8,3.329,0.529</text:p>
      <text:p text:style-name="Standard">91,0,0.646,0.646</text:p>
      <text:p text:style-name="Standard">92,1.5,2.392,0.892</text:p>
      <text:p text:style-name="Standard">93,1.8,0.854,-0.946</text:p>
      <text:p text:style-name="Standard">94,1,1.7,0.7</text:p>
      <text:p text:style-name="Standard">95,1.667,1.967,0.3</text:p>
      <text:p text:style-name="Standard">96,1,3.536,2.536</text:p>
      <text:p text:style-name="Standard">97,0.2,1.834,1.634</text:p>
      <text:p text:style-name="Standard">98,1.6,2.249,0.649</text:p>
      <text:p text:style-name="Standard">99,1.2,2.484,1.284</text:p>
      <text:p text:style-name="Standard">100,2.8,2.017,-0.783</text:p>
      <text:p text:style-name="Standard">1,3.5,1.426,-2.074</text:p>
      <text:p text:style-name="Standard">2,1.333,1.561,0.228</text:p>
      <text:p text:style-name="Standard">3,2.8,1.719,-1.081</text:p>
      <text:p text:style-name="Standard">4,1.6,2.1,0.5</text:p>
      <text:p text:style-name="Standard">5,1.4,2.232,0.832</text:p>
      <text:p text:style-name="Standard">6,2.6,2.412,-0.188</text:p>
      <text:p text:style-name="Standard">7,0.25,1.465,1.215</text:p>
      <text:p text:style-name="Standard">8,0,0.433,0.433</text:p>
      <text:p text:style-name="Standard">9,1.667,2.398,0.731</text:p>
      <text:p text:style-name="Standard">10,0.333,0.553,0.219</text:p>
      <text:p text:style-name="Standard">11,2,2.162,0.162</text:p>
      <text:p text:style-name="Standard">12,2.75,1.98,-0.77</text:p>
      <text:p text:style-name="Standard">13,2.2,2.443,0.243</text:p>
      <text:p text:style-name="Standard">14,4.6,2.288,-2.312</text:p>
      <text:p text:style-name="Standard">15,2.167,1.675,-0.492</text:p>
      <text:p text:style-name="Standard">16,1.2,1.93,0.73</text:p>
      <text:p text:style-name="Standard">17,1.6,1.968,0.368</text:p>
      <text:p text:style-name="Standard">18,2.25,1.715,-0.535</text:p>
      <text:p text:style-name="Standard">19,0.8,1.301,0.501</text:p>
      <text:p text:style-name="Standard">20,0,2.209,2.209</text:p>
      <text:p text:style-name="Standard">21,1.2,1.808,0.608</text:p>
      <text:p text:style-name="Standard">22,2.8,1.95,-0.85</text:p>
      <text:p text:style-name="Standard">23,3,1.327,-1.673</text:p>
      <text:p text:style-name="Standard">24,4.8,2.95,-1.85</text:p>
      <text:p text:style-name="Standard">25,1.833,1.581,-0.252</text:p>
      <text:p text:style-name="Standard">26,0.333,1.392,1.058</text:p>
      <text:p text:style-name="Standard">27,1.25,2.025,0.775</text:p>
      <text:p text:style-name="Standard">28,1.6,2.059,0.459</text:p>
      <text:p text:style-name="Standard">29,1.2,2.304,1.104</text:p>
      <text:p text:style-name="Standard">30,3.2,2.193,-1.007</text:p>
      <text:p text:style-name="Standard">31,0.6,1.267,0.667</text:p>
      <text:p text:style-name="Standard">32,2.8,2.324,-0.476</text:p>
      <text:p text:style-name="Standard">33,2.4,1.758,-0.642</text:p>
      <text:p text:style-name="Standard">34,1.4,1.754,0.354</text:p>
      <text:p text:style-name="Standard">35,0.5,1.576,1.076</text:p>
      <text:p text:style-name="Standard">36,3.4,2.229,-1.171</text:p>
      <text:p text:style-name="Standard">37,0.2,0.281,0.081</text:p>
      <text:p text:style-name="Standard">38,2.333,1.655,-0.678</text:p>
      <text:p text:style-name="Standard">39,1.6,2.151,0.551</text:p>
      <text:p text:style-name="Standard"><text:soft-page-break/>40,2.8,1.411,-1.389</text:p>
      <text:p text:style-name="Standard">41,0.6,1.56,0.96</text:p>
      <text:p text:style-name="Standard">42,0.2,2.91,2.71</text:p>
      <text:p text:style-name="Standard">43,3.333,1.534,-1.799</text:p>
      <text:p text:style-name="Standard">44,1.667,2.517,0.85</text:p>
      <text:p text:style-name="Standard">45,2.8,2.063,-0.737</text:p>
      <text:p text:style-name="Standard">46,3.333,3.615,0.282</text:p>
      <text:p text:style-name="Standard">47,2.4,2.988,0.588</text:p>
      <text:p text:style-name="Standard">48,0.5,1.195,0.695</text:p>
      <text:p text:style-name="Standard">49,1.4,1.713,0.313</text:p>
      <text:p text:style-name="Standard">50,1.2,2.024,0.824</text:p>
      <text:p text:style-name="Standard">51,2.4,2.515,0.115</text:p>
      <text:p text:style-name="Standard">52,4,2.278,-1.722</text:p>
      <text:p text:style-name="Standard">53,2.167,1.758,-0.409</text:p>
      <text:p text:style-name="Standard">54,1.5,1.752,0.252</text:p>
      <text:p text:style-name="Standard">55,2,1.497,-0.503</text:p>
      <text:p text:style-name="Standard">56,1.6,2.16,0.56</text:p>
      <text:p text:style-name="Standard">57,2.2,1.851,-0.349</text:p>
      <text:p text:style-name="Standard">58,3.75,1.32,-2.43</text:p>
      <text:p text:style-name="Standard">59,0.333,1.122,0.788</text:p>
      <text:p text:style-name="Standard">60,1.667,1.519,-0.147</text:p>
      <text:p text:style-name="Standard">61,1.5,0.804,-0.696</text:p>
      <text:p text:style-name="Standard">62,0,1.452,1.452</text:p>
      <text:p text:style-name="Standard">63,1,1.454,0.454</text:p>
      <text:p text:style-name="Standard">64,2.833,2.142,-0.691</text:p>
      <text:p text:style-name="Standard">65,1.833,1.907,0.074</text:p>
      <text:p text:style-name="Standard">66,2,2.456,0.456</text:p>
      <text:p text:style-name="Standard">67,1.6,2.064,0.464</text:p>
      <text:p text:style-name="Standard">68,4.2,2.058,-2.142</text:p>
      <text:p text:style-name="Standard">69,2.2,1.964,-0.236</text:p>
      <text:p text:style-name="Standard">70,3.4,2.558,-0.842</text:p>
      <text:p text:style-name="Standard">71,2,2.266,0.266</text:p>
      <text:p text:style-name="Standard">72,3.167,3.439,0.272</text:p>
      <text:p text:style-name="Standard">73,3.833,2.284,-1.549</text:p>
      <text:p text:style-name="Standard">74,0.833,0.695,-0.138</text:p>
      <text:p text:style-name="Standard">75,1.4,0.919,-0.481</text:p>
      <text:p text:style-name="Standard">76,2.2,1.546,-0.654</text:p>
      <text:p text:style-name="Standard">77,1.167,2.193,1.027</text:p>
      <text:p text:style-name="Standard">78,2.5,2.113,-0.387</text:p>
      <text:p text:style-name="Standard">79,0.4,2.108,1.708</text:p>
      <text:p text:style-name="Standard">80,4.333,2.251,-2.082</text:p>
      <text:p text:style-name="Standard">81,1.5,1.22,-0.28</text:p>
      <text:p text:style-name="Standard">82,0.2,0.501,0.301</text:p>
      <text:p text:style-name="Standard">83,0.6,0.935,0.335</text:p>
      <text:p text:style-name="Standard">84,3.833,2.346,-1.487</text:p>
      <text:p text:style-name="Standard">85,1.4,1.602,0.202</text:p>
      <text:p text:style-name="Standard">86,0,0.374,0.374</text:p>
      <text:p text:style-name="Standard">87,2.4,2.68,0.28</text:p>
      <text:p text:style-name="Standard">88,1.167,1.582,0.416</text:p>
      <text:p text:style-name="Standard">89,1.143,2.21,1.067</text:p>
      <text:p text:style-name="Standard">90,1.167,1.205,0.038</text:p>
      <text:p text:style-name="Standard"><text:soft-page-break/>91,1,2.559,1.559</text:p>
      <text:p text:style-name="Standard">92,0.6,1.863,1.263</text:p>
      <text:p text:style-name="Standard">93,0,0.146,0.146</text:p>
      <text:p text:style-name="Standard">94,2.8,1.778,-1.022</text:p>
      <text:p text:style-name="Standard">95,3,2.221,-0.779</text:p>
      <text:p text:style-name="Standard">96,3.8,2.012,-1.788</text:p>
      <text:p text:style-name="Standard">97,1.5,1.869,0.369</text:p>
      <text:p text:style-name="Standard">98,2,2.388,0.388</text:p>
      <text:p text:style-name="Standard">99,3.333,2.386,-0.948</text:p>
      <text:p text:style-name="Standard">100,1.5,1.666,0.166</text:p>
      <text:p text:style-name="Standard">1,3.833,2.34,-1.493</text:p>
      <text:p text:style-name="Standard">2,1.833,1.887,0.053</text:p>
      <text:p text:style-name="Standard">3,0.429,1.445,1.017</text:p>
      <text:p text:style-name="Standard">4,2.667,3.187,0.52</text:p>
      <text:p text:style-name="Standard">5,1.2,2.02,0.82</text:p>
      <text:p text:style-name="Standard">6,2,1.2,-0.8</text:p>
      <text:p text:style-name="Standard">7,3.6,2.238,-1.362</text:p>
      <text:p text:style-name="Standard">8,0.6,1.382,0.782</text:p>
      <text:p text:style-name="Standard">9,3.75,2.459,-1.291</text:p>
      <text:p text:style-name="Standard">10,5,2.933,-2.067</text:p>
      <text:p text:style-name="Standard">11,1.8,1.687,-0.113</text:p>
      <text:p text:style-name="Standard">12,4.4,0.975,-3.425</text:p>
      <text:p text:style-name="Standard">13,1.6,2.411,0.811</text:p>
      <text:p text:style-name="Standard">14,2.2,1.661,-0.539</text:p>
      <text:p text:style-name="Standard">15,0.167,0.449,0.283</text:p>
      <text:p text:style-name="Standard">16,1.75,2.465,0.715</text:p>
      <text:p text:style-name="Standard">17,1.6,1.963,0.363</text:p>
      <text:p text:style-name="Standard">18,1.4,2.089,0.689</text:p>
      <text:p text:style-name="Standard">19,3.333,3.658,0.325</text:p>
      <text:p text:style-name="Standard">20,1.6,2.578,0.978</text:p>
      <text:p text:style-name="Standard">21,1.2,0.865,-0.335</text:p>
      <text:p text:style-name="Standard">22,1.8,1.748,-0.052</text:p>
      <text:p text:style-name="Standard">23,1.75,2.141,0.391</text:p>
      <text:p text:style-name="Standard">24,3.2,1.751,-1.449</text:p>
      <text:p text:style-name="Standard">25,0.25,0.136,-0.114</text:p>
      <text:p text:style-name="Standard">26,0.167,1.463,1.296</text:p>
      <text:p text:style-name="Standard">27,3.2,1.679,-1.521</text:p>
      <text:p text:style-name="Standard">28,0.667,1.82,1.153</text:p>
      <text:p text:style-name="Standard">29,1.6,1.935,0.335</text:p>
      <text:p text:style-name="Standard">30,1.2,1.143,-0.057</text:p>
      <text:p text:style-name="Standard">31,1.25,2.094,0.844</text:p>
      <text:p text:style-name="Standard">32,1.8,2.646,0.846</text:p>
      <text:p text:style-name="Standard">33,1.667,2.296,0.629</text:p>
      <text:p text:style-name="Standard">34,1,2.602,1.602</text:p>
      <text:p text:style-name="Standard">35,1.4,1.717,0.317</text:p>
      <text:p text:style-name="Standard">36,1,1.152,0.152</text:p>
      <text:p text:style-name="Standard">37,3.167,2.723,-0.443</text:p>
      <text:p text:style-name="Standard">38,2.2,3.038,0.838</text:p>
      <text:p text:style-name="Standard">39,0,0.601,0.601</text:p>
      <text:p text:style-name="Standard">40,2.333,2.35,0.017</text:p>
      <text:p text:style-name="Standard">41,3,2.668,-0.332</text:p>
      <text:p text:style-name="Standard"><text:soft-page-break/>42,1,1.002,0.002</text:p>
      <text:p text:style-name="Standard">43,0.4,1.423,1.023</text:p>
      <text:p text:style-name="Standard">44,3.167,2.221,-0.946</text:p>
      <text:p text:style-name="Standard">45,0.6,2.056,1.456</text:p>
      <text:p text:style-name="Standard">46,2.4,1.253,-1.147</text:p>
      <text:p text:style-name="Standard">47,4.5,2.615,-1.885</text:p>
      <text:p text:style-name="Standard">48,1.2,2.443,1.243</text:p>
      <text:p text:style-name="Standard">49,1,1.423,0.423</text:p>
      <text:p text:style-name="Standard">50,2.333,1.284,-1.05</text:p>
      <text:p text:style-name="Standard">51,0.25,1.151,0.901</text:p>
      <text:p text:style-name="Standard">52,2.4,2.004,-0.396</text:p>
      <text:p text:style-name="Standard">53,2.429,0.98,-1.448</text:p>
      <text:p text:style-name="Standard">54,3.2,2.47,-0.73</text:p>
      <text:p text:style-name="Standard">55,2,2.232,0.232</text:p>
      <text:p text:style-name="Standard">56,1.5,1.996,0.496</text:p>
      <text:p text:style-name="Standard">57,1.4,1.657,0.257</text:p>
      <text:p text:style-name="Standard">58,1.667,1.661,-0.006</text:p>
      <text:p text:style-name="Standard">59,0.6,1.599,0.999</text:p>
      <text:p text:style-name="Standard">60,3.8,2.496,-1.304</text:p>
      <text:p text:style-name="Standard">61,2.8,2.92,0.12</text:p>
      <text:p text:style-name="Standard">62,1.167,1.766,0.599</text:p>
      <text:p text:style-name="Standard">63,0.5,0.923,0.423</text:p>
      <text:p text:style-name="Standard">64,3.833,3.876,0.043</text:p>
      <text:p text:style-name="Standard">65,3.2,2.378,-0.822</text:p>
      <text:p text:style-name="Standard">66,3,2.622,-0.378</text:p>
      <text:p text:style-name="Standard">67,0.6,1.62,1.02</text:p>
      <text:p text:style-name="Standard">68,2,2.332,0.332</text:p>
      <text:p text:style-name="Standard">69,3,2.007,-0.993</text:p>
      <text:p text:style-name="Standard">70,1.75,1.908,0.158</text:p>
      <text:p text:style-name="Standard">71,3.6,1.914,-1.686</text:p>
      <text:p text:style-name="Standard">72,0.4,1.868,1.468</text:p>
      <text:p text:style-name="Standard">73,2,1.79,-0.21</text:p>
      <text:p text:style-name="Standard">74,1.167,1.609,0.443</text:p>
      <text:p text:style-name="Standard">75,4.2,2.169,-2.031</text:p>
      <text:p text:style-name="Standard">76,2.2,1.771,-0.429</text:p>
      <text:p text:style-name="Standard">77,1.2,2.1,0.9</text:p>
      <text:p text:style-name="Standard">78,2,1.922,-0.078</text:p>
      <text:p text:style-name="Standard">79,1.4,2.721,1.321</text:p>
      <text:p text:style-name="Standard">80,1,1.83,0.83</text:p>
      <text:p text:style-name="Standard">81,1.5,1.949,0.449</text:p>
      <text:p text:style-name="Standard">82,1,2.744,1.744</text:p>
      <text:p text:style-name="Standard">83,1.8,1.426,-0.374</text:p>
      <text:p text:style-name="Standard">84,2.2,1.953,-0.247</text:p>
      <text:p text:style-name="Standard">85,0.4,1.423,1.023</text:p>
      <text:p text:style-name="Standard">86,3,2.587,-0.413</text:p>
      <text:p text:style-name="Standard">87,0.667,0.945,0.278</text:p>
      <text:p text:style-name="Standard">88,1.2,2.536,1.336</text:p>
      <text:p text:style-name="Standard">89,2.4,1.36,-1.04</text:p>
      <text:p text:style-name="Standard">90,1,1.486,0.486</text:p>
      <text:p text:style-name="Standard">91,1.2,2.426,1.226</text:p>
      <text:p text:style-name="Standard">92,3.167,3.797,0.63</text:p>
      <text:p text:style-name="Standard"><text:soft-page-break/>93,0.833,1.784,0.95</text:p>
      <text:p text:style-name="Standard">94,3.667,3.095,-0.572</text:p>
      <text:p text:style-name="Standard">95,3.2,1.588,-1.612</text:p>
      <text:p text:style-name="Standard">96,0,0.795,0.795</text:p>
      <text:p text:style-name="Standard">97,0.8,1.096,0.296</text:p>
      <text:p text:style-name="Standard">98,1.8,2.299,0.499</text:p>
      <text:p text:style-name="Standard">99,4.25,2.559,-1.691</text:p>
      <text:p text:style-name="Standard">100,0,0.968,0.968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5343</text:p>
      <text:p text:style-name="Standard">Mean absolute error <text:s text:c="21"/>0.8081</text:p>
      <text:p text:style-name="Standard">Root mean squared error <text:s text:c="17"/>1.0039</text:p>
      <text:p text:style-name="Standard">Relative absolute error <text:s text:c="16"/>82.4112 %</text:p>
      <text:p text:style-name="Standard">Root relative squared error <text:s text:c="12"/>84.4975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5-03-12T22:16:45</meta:creation-date>
    <meta:document-statistic meta:table-count="0" meta:image-count="0" meta:object-count="0" meta:page-count="22" meta:paragraph-count="1075" meta:word-count="1209" meta:character-count="21102"/>
    <dc:date>2015-03-12T22:17:42</dc:date>
    <dc:creator>amita misra</dc:creator>
    <meta:editing-duration>PT57S</meta:editing-duration>
    <meta:editing-cycles>1</meta:editing-cycles>
    <meta:generator>OpenOffice/4.1.0$Unix OpenOffice.org_project/410m18$Build-9764</meta:generator>
  </office:meta>
</office:document-meta>
</file>